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list-style-name="LFO2" style:family="paragraph"/>
    <style:style style:name="P13" style:parent-style-name="Normal" style:list-style-name="LFO2" style:family="paragraph"/>
    <style:style style:name="P14" style:parent-style-name="Normal" style:list-style-name="LFO2" style:family="paragraph"/>
    <style:style style:name="P15" style:parent-style-name="Normal" style:list-style-name="LFO2" style:family="paragraph"/>
    <style:style style:name="P16" style:parent-style-name="Normal" style:list-style-name="LFO2" style:family="paragraph"/>
    <style:style style:name="P17" style:parent-style-name="Normal" style:list-style-name="LFO2" style:family="paragraph"/>
    <style:style style:name="P18" style:parent-style-name="Normal" style:list-style-name="LFO2" style:family="paragraph"/>
    <style:style style:name="P19" style:parent-style-name="Normal" style:list-style-name="LFO2" style:family="paragraph"/>
    <style:style style:name="P20" style:parent-style-name="Normal" style:list-style-name="LFO2" style:family="paragraph"/>
    <style:style style:name="P21" style:parent-style-name="Normal" style:list-style-name="LFO2" style:family="paragraph"/>
    <style:style style:name="P22" style:parent-style-name="Normal" style:list-style-name="LFO2" style:family="paragraph"/>
    <style:style style:name="P23" style:parent-style-name="Normal" style:list-style-name="LFO2" style:family="paragraph"/>
    <style:style style:name="P24" style:parent-style-name="Normal" style:list-style-name="LFO2" style:family="paragraph"/>
    <style:style style:name="P25" style:parent-style-name="Normal" style:list-style-name="LFO2" style:family="paragraph"/>
    <style:style style:name="P26" style:parent-style-name="Normal" style:list-style-name="LFO2" style:family="paragraph"/>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list-style-name="LFO3" style:family="paragraph"/>
    <style:style style:name="P31" style:parent-style-name="Normal" style:list-style-name="LFO3" style:family="paragraph"/>
    <style:style style:name="P32" style:parent-style-name="Normal" style:list-style-name="LFO3" style:family="paragraph"/>
    <style:style style:name="P33" style:parent-style-name="Normal" style:list-style-name="LFO3" style:family="paragraph"/>
    <style:style style:name="P34" style:parent-style-name="Normal" style:family="paragraph">
      <style:text-properties fo:font-weight="bold" style:font-weight-asian="bold" style:font-weight-complex="bold"/>
    </style:style>
    <style:style style:name="P35" style:parent-style-name="Normal" style:list-style-name="LFO4" style:family="paragraph"/>
    <style:style style:name="T36" style:parent-style-name="DefaultParagraphFont" style:family="text">
      <style:text-properties fo:font-weight="bold" style:font-weight-asian="bold" style:font-weight-complex="bold"/>
    </style:style>
    <style:style style:name="P37" style:parent-style-name="Normal" style:list-style-name="LFO4" style:family="paragraph"/>
    <style:style style:name="T38" style:parent-style-name="DefaultParagraphFont" style:family="text">
      <style:text-properties fo:font-weight="bold" style:font-weight-asian="bold" style:font-weight-complex="bold"/>
    </style:style>
    <style:style style:name="P39" style:parent-style-name="Normal" style:list-style-name="LFO5" style:family="paragraph"/>
    <style:style style:name="P40" style:parent-style-name="Normal" style:list-style-name="LFO5" style:family="paragraph"/>
    <style:style style:name="P41" style:parent-style-name="Normal" style:list-style-name="LFO5" style:family="paragraph"/>
    <style:style style:name="P42" style:parent-style-name="Normal" style:list-style-name="LFO5" style:family="paragraph"/>
    <style:style style:name="P43" style:parent-style-name="Normal" style:family="paragraph">
      <style:text-properties fo:font-weight="bold" style:font-weight-asian="bold" style:font-weight-complex="bold"/>
    </style:style>
    <style:style style:name="P44" style:parent-style-name="Normal" style:list-style-name="LFO6" style:family="paragraph"/>
    <style:style style:name="T45" style:parent-style-name="DefaultParagraphFont" style:family="text">
      <style:text-properties fo:font-weight="bold" style:font-weight-asian="bold" style:font-weight-complex="bold"/>
    </style:style>
    <style:style style:name="P46" style:parent-style-name="Normal" style:list-style-name="LFO6" style:family="paragraph"/>
    <style:style style:name="T47" style:parent-style-name="DefaultParagraphFont" style:family="text">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list-style-name="LFO7" style:family="paragraph"/>
    <style:style style:name="P50" style:parent-style-name="Normal" style:list-style-name="LFO7" style:family="paragraph"/>
    <style:style style:name="P51" style:parent-style-name="Normal" style:list-style-name="LFO8" style:family="paragraph"/>
    <style:style style:name="P52" style:parent-style-name="Normal" style:list-style-name="LFO8" style:family="paragraph"/>
    <style:style style:name="P53" style:parent-style-name="Normal" style:list-style-name="LFO8" style:family="paragraph"/>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list-style-name="LFO9" style:family="paragraph"/>
    <style:style style:name="T57" style:parent-style-name="DefaultParagraphFont" style:family="text">
      <style:text-properties fo:font-weight="bold" style:font-weight-asian="bold" style:font-weight-complex="bold"/>
    </style:style>
    <style:style style:name="P58" style:parent-style-name="Normal" style:list-style-name="LFO9" style:family="paragraph"/>
    <style:style style:name="T59" style:parent-style-name="DefaultParagraphFont" style:family="text">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list-style-name="LFO10" style:family="paragraph"/>
    <style:style style:name="P62" style:parent-style-name="Normal" style:list-style-name="LFO10" style:family="paragraph"/>
    <style:style style:name="P63" style:parent-style-name="Normal" style:family="paragraph">
      <style:text-properties fo:font-weight="bold" style:font-weight-asian="bold" style:font-weight-complex="bold"/>
    </style:style>
    <style:style style:name="P64" style:parent-style-name="Normal" style:list-style-name="LFO11" style:family="paragraph"/>
    <style:style style:name="P65" style:parent-style-name="Normal" style:list-style-name="LFO11" style:family="paragraph"/>
    <style:style style:name="P66" style:parent-style-name="Normal" style:list-style-name="LFO11" style:family="paragraph"/>
    <style:style style:name="P67" style:parent-style-name="Normal" style:family="paragraph">
      <style:text-properties fo:font-weight="bold" style:font-weight-asian="bold" style:font-weight-complex="bold"/>
    </style:style>
    <style:style style:name="P68" style:parent-style-name="Normal" style:list-style-name="LFO12" style:family="paragraph"/>
    <style:style style:name="T69" style:parent-style-name="DefaultParagraphFont" style:family="text">
      <style:text-properties fo:font-weight="bold" style:font-weight-asian="bold" style:font-weight-complex="bold"/>
    </style:style>
    <style:style style:name="P70" style:parent-style-name="Normal" style:list-style-name="LFO12" style:family="paragraph"/>
    <style:style style:name="T71" style:parent-style-name="DefaultParagraphFont" style:family="text">
      <style:text-properties fo:font-weight="bold" style:font-weight-asian="bold" style:font-weight-complex="bold"/>
    </style:style>
    <style:style style:name="P72" style:parent-style-name="Normal" style:list-style-name="LFO13" style:family="paragraph"/>
    <style:style style:name="P73" style:parent-style-name="Normal" style:list-style-name="LFO13" style:family="paragraph"/>
    <style:style style:name="P74" style:parent-style-name="Normal" style:family="paragraph">
      <style:text-properties fo:font-weight="bold" style:font-weight-asian="bold" style:font-weight-complex="bold"/>
    </style:style>
    <style:style style:name="P75" style:parent-style-name="Normal" style:list-style-name="LFO14" style:family="paragraph"/>
    <style:style style:name="P76" style:parent-style-name="Normal" style:list-style-name="LFO14" style:family="paragraph"/>
    <style:style style:name="P77" style:parent-style-name="Normal" style:list-style-name="LFO14" style:family="paragraph"/>
    <style:style style:name="P78" style:parent-style-name="Normal" style:list-style-name="LFO15" style:family="paragraph"/>
    <style:style style:name="P79" style:parent-style-name="Normal" style:list-style-name="LFO15" style:family="paragraph"/>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list-style-name="LFO16" style:family="paragraph"/>
    <style:style style:name="T83" style:parent-style-name="DefaultParagraphFont" style:family="text">
      <style:text-properties fo:font-weight="bold" style:font-weight-asian="bold" style:font-weight-complex="bold"/>
    </style:style>
    <style:style style:name="P84" style:parent-style-name="Normal" style:list-style-name="LFO16" style:family="paragraph"/>
    <style:style style:name="T85" style:parent-style-name="DefaultParagraphFont" style:family="text">
      <style:text-properties fo:font-weight="bold" style:font-weight-asian="bold" style:font-weight-complex="bold"/>
    </style:style>
    <style:style style:name="P86" style:parent-style-name="Normal" style:list-style-name="LFO16" style:family="paragraph"/>
    <style:style style:name="T87" style:parent-style-name="DefaultParagraphFont" style:family="text">
      <style:text-properties fo:font-weight="bold" style:font-weight-asian="bold" style:font-weight-complex="bold"/>
    </style:style>
    <style:style style:name="P88" style:parent-style-name="Normal" style:list-style-name="LFO16" style:family="paragraph"/>
    <style:style style:name="T89" style:parent-style-name="DefaultParagraphFont" style:family="text">
      <style:text-properties fo:font-weight="bold" style:font-weight-asian="bold" style:font-weight-complex="bold"/>
    </style:style>
    <style:style style:name="P90" style:parent-style-name="Normal" style:family="paragraph">
      <style:paragraph-properties fo:margin-left="0.5in">
        <style:tab-stops/>
      </style:paragraph-properties>
    </style:style>
    <style:style style:name="P91" style:parent-style-name="Normal" style:family="paragraph">
      <style:text-properties fo:font-weight="bold" style:font-weight-asian="bold" style:font-weight-complex="bold"/>
    </style:style>
    <style:style style:name="P92" style:parent-style-name="Normal" style:list-style-name="LFO17" style:family="paragraph"/>
    <style:style style:name="P93" style:parent-style-name="Normal" style:list-style-name="LFO17" style:family="paragraph"/>
    <style:style style:name="P94" style:parent-style-name="Normal" style:list-style-name="LFO17" style:family="paragraph"/>
    <style:style style:name="P95" style:parent-style-name="Normal" style:family="paragraph">
      <style:text-properties fo:font-weight="bold" style:font-weight-asian="bold" style:font-weight-complex="bold"/>
    </style:style>
    <style:style style:name="P96" style:parent-style-name="Normal" style:list-style-name="LFO18" style:family="paragraph"/>
    <style:style style:name="P97" style:parent-style-name="Normal" style:list-style-name="LFO18" style:family="paragraph"/>
    <style:style style:name="P98" style:parent-style-name="Normal" style:list-style-name="LFO18" style:family="paragraph"/>
    <style:style style:name="P99" style:parent-style-name="Normal" style:list-style-name="LFO18" style:family="paragraph"/>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style:style>
    <style:style style:name="P102" style:parent-style-name="Normal" style:list-style-name="LFO19" style:family="paragraph"/>
    <style:style style:name="T103" style:parent-style-name="DefaultParagraphFont" style:family="text">
      <style:text-properties fo:font-style="italic" style:font-style-asian="italic" style:font-style-complex="italic"/>
    </style:style>
    <style:style style:name="P104" style:parent-style-name="Normal" style:list-style-name="LFO19" style:family="paragraph"/>
    <style:style style:name="T105" style:parent-style-name="DefaultParagraphFont" style:family="text">
      <style:text-properties fo:font-style="italic" style:font-style-asian="italic" style:font-style-complex="italic"/>
    </style:style>
    <style:style style:name="P106" style:parent-style-name="Normal" style:list-style-name="LFO19" style:family="paragraph"/>
    <style:style style:name="T107" style:parent-style-name="DefaultParagraphFont" style:family="text">
      <style:text-properties fo:font-style="italic" style:font-style-asian="italic" style:font-style-complex="italic"/>
    </style:style>
    <style:style style:name="P108" style:parent-style-name="Normal" style:list-style-name="LFO19" style:family="paragraph"/>
    <style:style style:name="T109" style:parent-style-name="DefaultParagraphFont" style:family="text">
      <style:text-properties fo:font-style="italic" style:font-style-asian="italic" style:font-style-complex="italic"/>
    </style:style>
    <style:style style:name="P110" style:parent-style-name="Normal" style:list-style-name="LFO19" style:family="paragraph"/>
    <style:style style:name="T111" style:parent-style-name="DefaultParagraphFont" style:family="text">
      <style:text-properties fo:font-style="italic" style:font-style-asian="italic" style:font-style-complex="italic"/>
    </style:style>
    <style:style style:name="P112" style:parent-style-name="Normal" style:list-style-name="LFO19" style:family="paragraph"/>
    <style:style style:name="T113" style:parent-style-name="DefaultParagraphFont" style:family="text">
      <style:text-properties fo:font-style="italic" style:font-style-asian="italic" style:font-style-complex="italic"/>
    </style:style>
    <style:style style:name="P114" style:parent-style-name="Normal" style:family="paragraph">
      <style:text-properties fo:font-weight="bold" style:font-weight-asian="bold" style:font-weight-complex="bold"/>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office:automatic-styles>
  <office:body>
    <office:text text:use-soft-page-breaks="true">
      <text:p text:style-name="P1">Hochschule Fresenius University of Applied Sciences</text:p>
      <text:p text:style-name="Normal"><text:span text:style-name="T2">Faculty of Economics &amp; Media</text:span></text:p>
      <text:p text:style-name="Normal"><draw:custom-shape svg:x="0in" svg:y="0in" svg:width="45.51042in" svg:height="0.00139in" draw:id="id0" draw:style-name="a0" draw:name="Horizontal Line 103" text:anchor-type="as-char"><svg:title/><svg:desc/><draw:enhanced-geometry draw:type="non-primitive" svg:viewBox="0 0 21600 21600" draw:enhanced-path="M 0 0 L 21600 0 21600 21600 0 21600 Z N"/></draw:custom-shape></text:p>
      <text:p text:style-name="P3">Strategic Thinking Skills: A Key to Collective Economic Success</text:p>
      <text:p text:style-name="P4">Submitted By:</text:p>
      <text:list text:style-name="LFO1" text:continue-numbering="true">
        <text:list-item>
          <text:p text:style-name="P5">Name 1</text:p>
        </text:list-item>
        <text:list-item>
          <text:p text:style-name="P6">Name 2</text:p>
        </text:list-item>
        <text:list-item>
          <text:p text:style-name="P7">Name 3</text:p>
        </text:list-item>
      </text:list>
      <text:p text:style-name="P8">Submitted To:</text:p>
      <text:p text:style-name="Normal"><text:span text:style-name="T9">Professor X</text:span></text:p>
      <text:p text:style-name="P10">Date of Submission:</text:p>
      <text:p text:style-name="Normal">[Insert Date]</text:p>
      <text:p text:style-name="Normal"><draw:custom-shape svg:x="0in" svg:y="0in" svg:width="45.51042in" svg:height="0.00139in" draw:id="id1" draw:style-name="a1" draw:name="Horizontal Line 104"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Table of Contents</text:p>
      <text:list text:style-name="LFO2" text:continue-numbering="true">
        <text:list-item>
          <text:p text:style-name="P12">Executive Summary ....................................................................... 1</text:p>
        </text:list-item>
        <text:list-item>
          <text:p text:style-name="P13">Introduction ....................................................................................... 2</text:p>
        </text:list-item>
        <text:list-item>
          <text:p text:style-name="P14">Research Motivation and Objectives ............................................. 3</text:p>
        </text:list-item>
        <text:list-item>
          <text:p text:style-name="P15">Methodology and Data Collection .................................................. 4</text:p>
        </text:list-item>
        <text:list-item>
          <text:p text:style-name="P16">Game-Theoretic Framework of Strategic Thinking ....................... 5</text:p>
        </text:list-item>
        <text:list-item>
          <text:p text:style-name="P17">Experimental Design and Implementation .................................. 6</text:p>
        </text:list-item>
        <text:list-item>
          <text:p text:style-name="P18">Key Findings and Data Analysis .................................................... 7</text:p>
        </text:list-item>
        <text:list-item>
          <text:p text:style-name="P19">Gender-Specific Results and Economic Implications ................... 8</text:p>
        </text:list-item>
        <text:list-item>
          <text:p text:style-name="P20">Strategic Thinking at the Household Level .................................... 9</text:p>
        </text:list-item>
        <text:list-item>
          <text:p text:style-name="P21">Challenges Faced During the Project ........................................... 10</text:p>
        </text:list-item>
        <text:list-item>
          <text:p text:style-name="P22">Remaining Limitations .................................................................. 11</text:p>
        </text:list-item>
        <text:list-item>
          <text:p text:style-name="P23">Recommendations and Future Direction .................................... 12</text:p>
        </text:list-item>
        <text:list-item>
          <text:p text:style-name="P24">Conclusion ..................................................................................... 13</text:p>
        </text:list-item>
        <text:list-item>
          <text:p text:style-name="P25">References ..................................................................................... 14</text:p>
        </text:list-item>
        <text:list-item>
          <text:p text:style-name="P26">Affidavit ........................................................................................... 15</text:p>
        </text:list-item>
      </text:list>
      <text:p text:style-name="Normal"><draw:custom-shape svg:x="0in" svg:y="0in" svg:width="45.51042in" svg:height="0.00139in" draw:id="id2" draw:style-name="a2" draw:name="Horizontal Line 105"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7">1. Executive Summary</text:p>
      <text:p text:style-name="Normal">This project investigates how strategic thinking—specifically, Higher-Order Rationality (HOR) and Backward Induction (BI)—influences economic decision-making at both individual and household levels. Using large-scale data from the Singapore Life Panel and Korean Labor and Income Panel Study, the study demonstrates that strategic skills strongly correlate with income levels, household coordination, and gendered patterns in labor participation. The report aims to bridge behavioral game theory and labor economics, offering insights for educators, employers, and policymakers. It introduces practical implications for hiring, education, and economic policy while highlighting the nuanced gendered outcomes embedded in the labor market structure.</text:p>
      <text:p text:style-name="Normal"><draw:custom-shape svg:x="0in" svg:y="0in" svg:width="45.51042in" svg:height="0.00139in" draw:id="id3" draw:style-name="a3" draw:name="Horizontal Line 106"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8">2. Introduction</text:p>
      <text:p text:style-name="Normal">Strategic thinking is a core cognitive ability that enables individuals to anticipate and respond to the behavior of others. It encompasses planning, forecasting, and interpreting the mental models of peers, competitors, and partners. This competence is crucial not only in leadership and negotiation but also in everyday household decision-making. In this study, we explore the relevance of strategic thinking in shaping economic outcomes through two specific game-theoretic measures—HOR and BI—tested across diverse populations.</text:p>
      <text:p text:style-name="Normal"><draw:custom-shape svg:x="0in" svg:y="0in" svg:width="45.51042in" svg:height="0.00139in" draw:id="id4" draw:style-name="a4" draw:name="Horizontal Line 107"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9">3. Research Motivation and Objectives</text:p>
      <text:p text:style-name="Normal">The motivation for this research arises from a gap in the economic literature, where most studies focus on general intelligence or soft skills while neglecting specific cognitive strategies like forward reasoning and recursive modeling. This project aims to:</text:p>
      <text:list text:style-name="LFO3" text:continue-numbering="true">
        <text:list-item>
          <text:p text:style-name="P30">Create measurable indicators of strategic thinking</text:p>
        </text:list-item>
        <text:list-item>
          <text:p text:style-name="P31">Analyze their predictive capacity for individual and household income</text:p>
        </text:list-item>
        <text:list-item>
          <text:p text:style-name="P32">Examine gender disparities in economic return to strategic cognition</text:p>
        </text:list-item>
        <text:list-item>
          <text:p text:style-name="P33">Reveal behavioral mechanisms underlying labor market outcomes</text:p>
        </text:list-item>
      </text:list>
      <text:p text:style-name="Normal">Understanding these mechanisms may help design educational or organizational interventions that enhance decision-making quality and economic efficiency.</text:p>
      <text:p text:style-name="Normal"><draw:custom-shape svg:x="0in" svg:y="0in" svg:width="45.51042in" svg:height="0.00139in" draw:id="id5" draw:style-name="a5" draw:name="Horizontal Line 108"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4">4. Methodology and Data Collection</text:p>
      <text:p text:style-name="Normal">Two datasets were used:</text:p>
      <text:list text:style-name="LFO4" text:continue-numbering="true">
        <text:list-item>
          <text:p text:style-name="P35"><text:span text:style-name="T36">Singapore Life Panel (SLP):</text:span><text:s/>Longitudinal data from over 8,000 adults aged 50–70, capturing monthly updates on financial status, employment, and health.</text:p>
        </text:list-item>
        <text:list-item>
          <text:p text:style-name="P37"><text:span text:style-name="T38">Korean Labor and Income Panel Study (KLIPS):</text:span><text:s/>National panel of working-age adults with detailed occupational, educational, and household variables.</text:p>
        </text:list-item>
      </text:list>
      <text:p text:style-name="Normal">Data collection included:</text:p>
      <text:list text:style-name="LFO5" text:continue-numbering="true">
        <text:list-item>
          <text:p text:style-name="P39">Interactive game tasks measuring strategic depth</text:p>
        </text:list-item>
        <text:list-item>
          <text:p text:style-name="P40">Self-reported and administrative records of labor market behavior</text:p>
        </text:list-item>
        <text:list-item>
          <text:p text:style-name="P41">Standardized cognitive ability tests and social cognition tasks</text:p>
        </text:list-item>
        <text:list-item>
          <text:p text:style-name="P42">Surveys on demographic background and family structure</text:p>
        </text:list-item>
      </text:list>
      <text:p text:style-name="Normal">This multi-source integration ensured a robust foundation for quantitative analysis.</text:p>
      <text:p text:style-name="Normal"><draw:custom-shape svg:x="0in" svg:y="0in" svg:width="45.51042in" svg:height="0.00139in" draw:id="id6" draw:style-name="a6" draw:name="Horizontal Line 109"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3">5. Game-Theoretic Framework of Strategic Thinking</text:p>
      <text:p text:style-name="Normal">Strategic reasoning is operationalized through two experimental games:</text:p>
      <text:list text:style-name="LFO6" text:continue-numbering="true">
        <text:list-item>
          <text:p text:style-name="P44"><text:span text:style-name="T45">Higher-Order Rationality (HOR):</text:span><text:s/>Simulates layered prediction by having players anticipate the reasoning chain of others within a linear network. Depth of reasoning corresponds to cognitive hierarchy levels.</text:p>
        </text:list-item>
        <text:list-item>
          <text:p text:style-name="P46"><text:span text:style-name="T47">Backward Induction (BI):</text:span><text:s/>Involves solving sequential games from the endpoint backward. Players must infer optimal early moves based on assumed future outcomes.</text:p>
        </text:list-item>
      </text:list>
      <text:p text:style-name="Normal">Both frameworks draw from foundational game theory, reflecting the logic behind real-world choices like negotiation, pricing, and investment timing. Their simplicity ensures widespread applicability.</text:p>
      <text:p text:style-name="Normal"><draw:custom-shape svg:x="0in" svg:y="0in" svg:width="45.51042in" svg:height="0.00139in" draw:id="id7" draw:style-name="a7" draw:name="Horizontal Line 110"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8">6. Experimental Design and Implementation</text:p>
      <text:p text:style-name="Normal">Participants completed the HOR and BI games through digital platforms, followed by:</text:p>
      <text:list text:style-name="LFO7" text:continue-numbering="true">
        <text:list-item>
          <text:p text:style-name="P49">A battery of cognitive and personality tests (e.g., Raven's matrices, Eyes Test)</text:p>
        </text:list-item>
        <text:list-item>
          <text:p text:style-name="P50">Surveys measuring social risk preferences, optimism, and financial habits</text:p>
        </text:list-item>
      </text:list>
      <text:p text:style-name="Normal">Scoring and analysis:</text:p>
      <text:list text:style-name="LFO8" text:continue-numbering="true">
        <text:list-item>
          <text:p text:style-name="P51">Responses were coded into levels (e.g., depth-0 to depth-3 reasoning)</text:p>
        </text:list-item>
        <text:list-item>
          <text:p text:style-name="P52">Results were linked to labor income, employment status, and household composition</text:p>
        </text:list-item>
        <text:list-item>
          <text:p text:style-name="P53">ORIV models were used to adjust for measurement error and establish causality</text:p>
        </text:list-item>
      </text:list>
      <text:p text:style-name="Normal">This design ensured internal validity while allowing external generalization across two populations.</text:p>
      <text:p text:style-name="Normal"><draw:custom-shape svg:x="0in" svg:y="0in" svg:width="45.51042in" svg:height="0.00139in" draw:id="id8" draw:style-name="a8" draw:name="Horizontal Line 111"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54">7. Key Findings and Data Analysis</text:p>
      <text:p text:style-name="P55">Individual Labor Outcomes:</text:p>
      <text:list text:style-name="LFO9" text:continue-numbering="true">
        <text:list-item>
          <text:p text:style-name="P56"><text:span text:style-name="T57">Men:</text:span><text:s/>Positive, significant correlation between strategic scores and labor income.</text:p>
        </text:list-item>
        <text:list-item>
          <text:p text:style-name="P58"><text:span text:style-name="T59">Women:</text:span><text:s/>Negative correlation with individual income, but primarily due to lower labor force participation.</text:p>
        </text:list-item>
      </text:list>
      <text:p text:style-name="P60">Household Income Effects:</text:p>
      <text:list text:style-name="LFO10" text:continue-numbering="true">
        <text:list-item>
          <text:p text:style-name="P61">Regardless of gender, individuals with higher strategic scores contributed to higher household earnings.</text:p>
        </text:list-item>
        <text:list-item>
          <text:p text:style-name="P62">Strategic thinking influenced spousal coordination, time allocation, and resource planning.</text:p>
        </text:list-item>
      </text:list>
      <text:p text:style-name="P63">Statistical Insights:</text:p>
      <text:list text:style-name="LFO11" text:continue-numbering="true">
        <text:list-item>
          <text:p text:style-name="P64">BI and HOR scores correlated moderately (Pearson ~0.3–0.5)</text:p>
        </text:list-item>
        <text:list-item>
          <text:p text:style-name="P65">Strategic thinking had incremental predictive power beyond IQ or personality traits</text:p>
        </text:list-item>
        <text:list-item>
          <text:p text:style-name="P66">Robustness checks confirmed findings across socioeconomic strata</text:p>
        </text:list-item>
      </text:list>
      <text:p text:style-name="Normal"><draw:custom-shape svg:x="0in" svg:y="0in" svg:width="45.51042in" svg:height="0.00139in" draw:id="id9" draw:style-name="a9" draw:name="Horizontal Line 112"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67">8. Gender-Specific Results and Economic Implications</text:p>
      <text:p text:style-name="Normal">Gender differences in labor returns from strategic skills reflect broader structural and societal norms:</text:p>
      <text:list text:style-name="LFO12" text:continue-numbering="true">
        <text:list-item>
          <text:p text:style-name="P68"><text:span text:style-name="T69">Men:</text:span><text:s/>Tend to apply strategic reasoning in workplace negotiations, career mobility, and competitive environments.</text:p>
        </text:list-item>
        <text:list-item>
          <text:p text:style-name="P70"><text:span text:style-name="T71">Women:</text:span><text:s/>Often channel strategic cognition into household management and long-term planning, which remain undervalued in traditional economic indicators.</text:p>
        </text:list-item>
      </text:list>
      <text:p text:style-name="Normal">Policy implications:</text:p>
      <text:list text:style-name="LFO13" text:continue-numbering="true">
        <text:list-item>
          <text:p text:style-name="P72">Redesign performance evaluations to capture hidden strategic contributions</text:p>
        </text:list-item>
        <text:list-item>
          <text:p text:style-name="P73">Support flexible work environments where intra-household strategy benefits productivity</text:p>
        </text:list-item>
      </text:list>
      <text:p text:style-name="Normal">These nuances reveal the necessity for inclusive economic measurement tools.</text:p>
      <text:p text:style-name="Normal"><draw:custom-shape svg:x="0in" svg:y="0in" svg:width="45.51042in" svg:height="0.00139in" draw:id="id10" draw:style-name="a10" draw:name="Horizontal Line 113"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4">9. Strategic Thinking at the Household Level</text:p>
      <text:p text:style-name="Normal">Strategic thinking significantly shapes domestic life:</text:p>
      <text:list text:style-name="LFO14" text:continue-numbering="true">
        <text:list-item>
          <text:p text:style-name="P75">Couples with high BI/HOR scores exhibited better coordination of responsibilities</text:p>
        </text:list-item>
        <text:list-item>
          <text:p text:style-name="P76">Observed patterns included dynamic task delegation and better financial foresight</text:p>
        </text:list-item>
        <text:list-item>
          <text:p text:style-name="P77">Marriage between individuals with aligned strategic abilities enhanced collective economic resilience</text:p>
        </text:list-item>
      </text:list>
      <text:p text:style-name="Normal">Examples:</text:p>
      <text:list text:style-name="LFO15" text:continue-numbering="true">
        <text:list-item>
          <text:p text:style-name="P78">Allocation of working hours to optimize household income</text:p>
        </text:list-item>
        <text:list-item>
          <text:p text:style-name="P79">Coordinated retirement planning based on mutual future reasoning</text:p>
        </text:list-item>
      </text:list>
      <text:p text:style-name="Normal">These results encourage a broader view of economic productivity.</text:p>
      <text:p text:style-name="Normal"><draw:custom-shape svg:x="0in" svg:y="0in" svg:width="45.51042in" svg:height="0.00139in" draw:id="id11" draw:style-name="a11" draw:name="Horizontal Line 114"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0"/>
      <text:p text:style-name="P81">10. Challenges Faced During the Project</text:p>
      <text:list text:style-name="LFO16" text:continue-numbering="true">
        <text:list-item>
          <text:p text:style-name="P82"><text:span text:style-name="T83">Technical Conversion Issues:</text:span><text:s/>One of the primary challenges was converting the Quarto (.qmd) file to PDF format. Certain functions used in the R project created compatibility issues with the rendering engine. These had to be debugged and replaced for successful export.</text:p>
        </text:list-item>
        <text:list-item>
          <text:p text:style-name="P84"><text:span text:style-name="T85">Use of Simulated Data:</text:span><text:s/>Due to time pressure before the presentation, we initially used randomly generated numbers to replicate graphical outputs in place of actual raw data. This decision was corrected after feedback, and real data was integrated to ensure analytical accuracy.</text:p>
        </text:list-item>
        <text:list-item>
          <text:p text:style-name="P86"><text:span text:style-name="T87">GitHub Integration Difficulties:</text:span><text:s/>We encountered issues while pushing the Quarto project to GitHub. Conflicts and file management within the GitHub repository slowed down the process.</text:p>
        </text:list-item>
        <text:list-item>
          <text:p text:style-name="P88"><text:span text:style-name="T89">Time Management and Workflow:</text:span><text:s/>Attempting to run the entire process (data cleaning, analysis, visualization, report compilation, and publishing) simultaneously proved too time-consuming. We eventually adopted a step-by-step approach, executing each phase in sequence. This adjustment improved workflow efficiency and reduced errors.</text:p>
        </text:list-item>
      </text:list>
      <text:p text:style-name="Normal">Each challenge was mitigated using pilot tests, local language adaptations, and statistical corrections.</text:p>
      <text:p text:style-name="P90"/>
      <text:p text:style-name="Normal"><draw:custom-shape svg:x="0in" svg:y="0in" svg:width="45.51042in" svg:height="0.00139in" draw:id="id12" draw:style-name="a12" draw:name="Horizontal Line 115"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1">11. Remaining Limitations</text:p>
      <text:list text:style-name="LFO17" text:continue-numbering="true">
        <text:list-item>
          <text:p text:style-name="P92">Lack of younger cohort data limits generational applicability</text:p>
        </text:list-item>
        <text:list-item>
          <text:p text:style-name="P93">Unmeasured strategic dimensions (e.g., ethical reasoning, uncertainty tolerance)</text:p>
        </text:list-item>
        <text:list-item>
          <text:p text:style-name="P94">Possible overestimation of strategic impact due to unobserved personality factors</text:p>
        </text:list-item>
      </text:list>
      <text:p text:style-name="Normal">Further research must explore cross-national comparisons and longitudinal effects.</text:p>
      <text:p text:style-name="Normal"><draw:custom-shape svg:x="0in" svg:y="0in" svg:width="45.51042in" svg:height="0.00139in" draw:id="id13" draw:style-name="a13" draw:name="Horizontal Line 116"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5">12. Recommendations and Future Direction</text:p>
      <text:p text:style-name="Normal">Future efforts could:</text:p>
      <text:list text:style-name="LFO18" text:continue-numbering="true">
        <text:list-item>
          <text:p text:style-name="P96">Build training modules that teach strategic foresight to job seekers and students</text:p>
        </text:list-item>
        <text:list-item>
          <text:p text:style-name="P97">Develop assessments for employers to identify strategic potential in hiring</text:p>
        </text:list-item>
        <text:list-item>
          <text:p text:style-name="P98">Incorporate strategic skill-building into lifelong learning policies</text:p>
        </text:list-item>
        <text:list-item>
          <text:p text:style-name="P99">Use AI to refine the measurement of recursive reasoning in real-time tasks</text:p>
        </text:list-item>
      </text:list>
      <text:p text:style-name="Normal">These actions will amplify the societal impact of cognitive economics.</text:p>
      <text:p text:style-name="Normal"><draw:custom-shape svg:x="0in" svg:y="0in" svg:width="45.51042in" svg:height="0.00139in" draw:id="id14" draw:style-name="a14" draw:name="Horizontal Line 117"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00">13. Conclusion</text:p>
      <text:p text:style-name="Normal">Strategic thinking is not just a theoretical construct—it is a measurable, applicable, and impactful human skill. This project validates its significance for both labor market participation and household welfare. Gendered patterns suggest a pressing need for economic metrics that go beyond visible income. From academia to the workplace to public policy, fostering strategic capacity can lead to a more productive, equitable future.</text:p>
      <text:p text:style-name="Normal"><draw:custom-shape svg:x="0in" svg:y="0in" svg:width="45.51042in" svg:height="0.00139in" draw:id="id15" draw:style-name="a15" draw:name="Horizontal Line 118"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01">14. References</text:p>
      <text:list text:style-name="LFO19" text:continue-numbering="true">
        <text:list-item>
          <text:p text:style-name="P102">Choi, S., Kim, J., &amp; Lim, S. S. (2024).<text:s/><text:span text:style-name="T103">Strategic Thinking Skills: A Key to Collective Economic Success</text:span>. NBER Working Paper.</text:p>
        </text:list-item>
        <text:list-item>
          <text:p text:style-name="P104">Camerer, C., Ho, T.-H., &amp; Chong, J.-K. (2004).<text:s/><text:span text:style-name="T105">A cognitive hierarchy model of games</text:span>. Quarterly Journal of Economics.</text:p>
        </text:list-item>
        <text:list-item>
          <text:p text:style-name="P106">Costa-Gomes, M., &amp; Crawford, V. P. (2006).<text:s/><text:span text:style-name="T107">Cognition and behavior in two-person guessing games: An experimental study</text:span>. American Economic Review.</text:p>
        </text:list-item>
        <text:list-item>
          <text:p text:style-name="P108">Manski, C. F. (2000).<text:s/><text:span text:style-name="T109">Economic analysis of social interactions</text:span>. Journal of Economic Perspectives.</text:p>
        </text:list-item>
        <text:list-item>
          <text:p text:style-name="P110">Heckman, J. J., &amp; Kautz, T. (2012).<text:s/><text:span text:style-name="T111">Hard evidence on soft skills</text:span>. Labour Economics.</text:p>
        </text:list-item>
        <text:list-item>
          <text:p text:style-name="P112">Tversky, A., &amp; Kahneman, D. (1974).<text:s/><text:span text:style-name="T113">Judgment under uncertainty: Heuristics and biases</text:span>. Science.</text:p>
        </text:list-item>
      </text:list>
      <text:p text:style-name="Normal"><draw:custom-shape svg:x="0in" svg:y="0in" svg:width="45.51042in" svg:height="0.00139in" draw:id="id16" draw:style-name="a16" draw:name="Horizontal Line 119"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14">15. Affidavit</text:p>
      <text:p text:style-name="Normal">We hereby declare that this report is a true representation of our original work based on the experiment outlined in the paper titled<text:s/><text:span text:style-name="T115">"Strategic Thinking Skills: A Key to Collective Economic Success"</text:span><text:s/>by Choi, Kim, and Lim (2024). All findings, discussions, and conclusions are accurately derived from the original text and supported by empirical evidence presented in the study.</text:p>
      <text:p text:style-name="Normal"><text:span text:style-name="T116">Date: [Insert Date]</text:span><text:line-break/><text:span text:style-name="T117">Names: Name 1, Name 2, Name 3</text:span><text:line-break/><text:span text:style-name="T118">Signature(s): ____________________________</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rander pal</meta:initial-creator>
    <dc:creator>surander pal</dc:creator>
    <meta:creation-date>2025-07-03T15:38:00Z</meta:creation-date>
    <dc:date>2025-07-03T15:58:00Z</dc:date>
    <meta:template xlink:href="Normal.dotm" xlink:type="simple"/>
    <meta:editing-cycles>7</meta:editing-cycles>
    <meta:editing-duration>PT1020S</meta:editing-duration>
    <meta:document-statistic meta:page-count="17" meta:paragraph-count="23" meta:word-count="1720" meta:character-count="11505" meta:row-count="81" meta:non-whitespace-character-count="9808"/>
  </office:meta>
</office:document-meta>
</file>